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1dfa5" officeooo:paragraph-rsid="0001dfa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paragraph-rsid="0003673e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046ee9" officeooo:paragraph-rsid="00046ee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0774d2" officeooo:paragraph-rsid="0008e24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0ca111" officeooo:paragraph-rsid="0008e24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08e240" officeooo:paragraph-rsid="00a4ba8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2c349" officeooo:paragraph-rsid="0016a26a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8e240" officeooo:paragraph-rsid="0008e24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c2b25d" officeooo:paragraph-rsid="00c2b25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officeooo:rsid="004ae2df" officeooo:paragraph-rsid="00c087f7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officeooo:rsid="005f70c2" officeooo:paragraph-rsid="00c087f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officeooo:rsid="005f70c2" officeooo:paragraph-rsid="010dd850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3548fb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22f264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52525" style:font-name="Tahoma" fo:font-size="9pt" fo:letter-spacing="normal" fo:font-style="normal" style:text-underline-style="none" fo:font-weight="normal" officeooo:rsid="003c41fd" officeooo:paragraph-rsid="00c73684" style:font-size-asian="9pt" style:font-weight-asian="normal" style:font-name-complex="Tahoma1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c41fd" officeooo:paragraph-rsid="00c73684" style:font-size-asian="9pt" style:font-weight-asian="normal" style:font-name-complex="Tahoma1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558369" officeooo:paragraph-rsid="00558369" style:font-size-asian="9pt" style:font-weight-asian="normal" style:font-name-complex="Tahoma1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officeooo:rsid="00c190be" officeooo:paragraph-rsid="00b4b3cd" style:font-size-asian="9pt" style:font-name-complex="Tahoma1" style:font-size-complex="9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cab1f6" officeooo:paragraph-rsid="00ea73bc" style:font-size-asian="9pt" style:font-weight-asian="normal" style:font-name-complex="Tahoma1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cab1f6" officeooo:paragraph-rsid="00d1c717" style:font-size-asian="9pt" style:font-weight-asian="normal" style:font-name-complex="Tahoma1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33e10" officeooo:paragraph-rsid="00e824bf" style:font-size-asian="10pt" style:font-weight-asian="bold" style:font-name-complex="Tahoma1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f678e9" officeooo:paragraph-rsid="00f678e9" style:font-size-asian="10pt" style:font-weight-asian="bold" style:font-name-complex="Tahoma1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none" fo:font-weight="normal" officeooo:rsid="00f678e9" officeooo:paragraph-rsid="00f678e9" style:font-size-asian="10pt" style:font-weight-asian="normal" style:font-name-complex="Tahoma1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none" fo:font-weight="normal" officeooo:rsid="00f6af92" officeooo:paragraph-rsid="00f6af92" style:font-size-asian="10pt" style:font-weight-asian="normal" style:font-name-complex="Tahoma1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bold" officeooo:rsid="00a8149d" officeooo:paragraph-rsid="00b6a13c" style:text-blinking="false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80" style:font-name="Arial" fo:font-size="10pt" fo:letter-spacing="normal" fo:language="zxx" fo:country="none" fo:font-style="normal" style:text-underline-style="solid" style:text-underline-width="auto" style:text-underline-color="font-color" fo:font-weight="normal" officeooo:rsid="00c2b25d" officeooo:paragraph-rsid="011194ef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800000" style:font-name="Arial" fo:font-size="11pt" fo:font-weight="bold" officeooo:rsid="0008e240" officeooo:paragraph-rsid="0008e240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800000" style:font-name="Arial" fo:font-size="11pt" fo:font-weight="bold" officeooo:rsid="0008e240" officeooo:paragraph-rsid="00b6a13c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800000" style:font-name="Arial" fo:font-size="11pt" fo:font-weight="bold" officeooo:rsid="0008e240" officeooo:paragraph-rsid="00ae56cf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800000" style:font-name="Arial" fo:font-size="13.5pt" fo:font-weight="bold" officeooo:rsid="007d20ee" officeooo:paragraph-rsid="007d20ee" style:font-size-asian="13.5pt" style:font-weight-asian="bold" style:font-size-complex="13.5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800000" style:font-name="Arial" fo:font-size="9pt" style:text-underline-style="none" fo:font-weight="normal" officeooo:rsid="00609132" officeooo:paragraph-rsid="0022f264" style:font-size-asian="9pt" style:font-weight-asian="normal" style:font-name-complex="Tahoma1" style:font-size-complex="9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b4b3cd"/>
    </style:style>
    <style:style style:name="P33" style:family="paragraph" style:parent-style-name="Standard">
      <style:paragraph-properties fo:text-align="start" style:justify-single-word="false"/>
      <style:text-properties officeooo:paragraph-rsid="00c73684"/>
    </style:style>
    <style:style style:name="P34" style:family="paragraph" style:parent-style-name="Standard">
      <style:paragraph-properties fo:text-align="start" style:justify-single-word="false"/>
      <style:text-properties fo:color="#252525" style:font-name="Arial" fo:font-size="9pt" fo:font-weight="bold" officeooo:paragraph-rsid="009a2eb0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52525" style:font-name="Arial" fo:font-size="9pt" fo:font-weight="bold" officeooo:paragraph-rsid="01184bed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style:font-name="Tahoma" fo:font-size="9pt" fo:font-style="normal" fo:font-weight="normal" officeooo:rsid="0029c4b2" officeooo:paragraph-rsid="0029c4b2" style:font-size-asian="9pt" style:font-weight-asian="normal" style:font-name-complex="Tahoma1" style:font-size-complex="9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b4b3cd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Arial" officeooo:paragraph-rsid="003548fb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Arial" officeooo:paragraph-rsid="00389ebc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Arial" officeooo:paragraph-rsid="003a59d6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rial" officeooo:rsid="005b8cc4" officeooo:paragraph-rsid="005b8cc4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Arial" officeooo:rsid="003aacb4" officeooo:paragraph-rsid="003aacb4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officeooo:rsid="005f70c2" officeooo:paragraph-rsid="010dd850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Arial" fo:font-size="9pt" officeooo:rsid="011a61be" officeooo:paragraph-rsid="011a61be" style:font-size-asian="9pt" style:font-size-complex="9pt"/>
    </style:style>
    <style:style style:name="P45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664cd" officeooo:paragraph-rsid="0057a9ad" style:font-size-asian="9pt" style:font-weight-asian="normal" style:font-name-complex="Tahoma1" style:font-size-complex="9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bc7d8" officeooo:paragraph-rsid="003bc7d8" style:font-size-asian="9pt" style:font-weight-asian="normal" style:font-name-complex="Tahoma1" style:font-size-complex="9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c41fd" officeooo:paragraph-rsid="008b9d51" style:font-size-asian="9pt" style:font-weight-asian="normal" style:font-name-complex="Tahoma1" style:font-size-complex="9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5c3cbb" officeooo:paragraph-rsid="005c3cbb" style:font-size-asian="9pt" style:font-weight-asian="normal" style:font-name-complex="Tahoma1" style:font-size-complex="9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48e468" officeooo:paragraph-rsid="011979d9" style:font-size-asian="9pt" style:font-weight-asian="normal" style:font-name-complex="Tahoma1" style:font-size-complex="9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4e2b4d" officeooo:paragraph-rsid="004e7e75" style:font-size-asian="9pt" style:font-weight-asian="normal" style:font-name-complex="Tahoma1" style:font-size-complex="9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4c441c" officeooo:paragraph-rsid="004c441c" style:font-size-asian="9pt" style:font-weight-asian="normal" style:font-name-complex="Tahoma1" style:font-size-complex="9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4ee396" officeooo:paragraph-rsid="0053fb63" style:font-size-asian="9pt" style:font-weight-asian="normal" style:font-name-complex="Tahoma1" style:font-size-complex="9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4ee396" officeooo:paragraph-rsid="00558369" style:font-size-asian="9pt" style:font-weight-asian="normal" style:font-name-complex="Tahoma1" style:font-size-complex="9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cab1f6" officeooo:paragraph-rsid="00d1c717" style:font-size-asian="9pt" style:font-weight-asian="normal" style:font-name-complex="Tahoma1" style:font-size-complex="9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33e10" officeooo:paragraph-rsid="00c73684" style:font-size-asian="10pt" style:font-weight-asian="bold" style:font-size-complex="10pt" style:font-weight-complex="bold"/>
    </style:style>
    <style:style style:name="P56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fo:font-weight="normal" officeooo:rsid="00ea73bc" officeooo:paragraph-rsid="00ea73bc" style:font-size-asian="10pt" style:font-weight-asian="normal" style:font-name-complex="Tahoma1" style:font-size-complex="10pt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fo:font-weight="normal" officeooo:rsid="00fc9f88" officeooo:paragraph-rsid="00fc9f88" style:font-size-asian="10pt" style:font-weight-asian="normal" style:font-name-complex="Tahoma1" style:font-size-complex="10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fo:font-weight="normal" officeooo:rsid="00feb900" officeooo:paragraph-rsid="010c0db4" style:font-size-asian="10pt" style:font-weight-asian="normal" style:font-name-complex="Tahoma1" style:font-size-complex="10pt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none" fo:font-weight="normal" officeooo:rsid="010a13d6" officeooo:paragraph-rsid="010c0db4" style:font-size-asian="10pt" style:font-weight-asian="normal" style:font-name-complex="Tahoma1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800000" style:font-name="Arial" fo:font-size="10pt" fo:letter-spacing="normal" fo:font-style="normal" style:text-underline-style="none" fo:font-weight="bold" officeooo:rsid="0077f72c" officeooo:paragraph-rsid="01129ec2" style:font-size-asian="10pt" style:font-weight-asian="bold" style:font-name-complex="Tahoma1" style:font-size-complex="10pt" style:font-weight-complex="bold"/>
    </style:style>
    <style:style style:name="P61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paragraph-rsid="0022f264"/>
    </style:style>
    <style:style style:name="P62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rsid="002390d0" officeooo:paragraph-rsid="002390d0"/>
    </style:style>
    <style:style style:name="P63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weight="normal" officeooo:rsid="0024acf9" officeooo:paragraph-rsid="0024acf9" style:font-size-asian="9pt" style:font-weight-asian="normal" style:font-name-complex="Tahoma1" style:font-size-complex="9pt" style:font-weight-complex="normal"/>
    </style:style>
    <style:style style:name="P64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weight="normal" officeooo:rsid="0026539c" officeooo:paragraph-rsid="0026539c" style:font-size-asian="9pt" style:font-weight-asian="normal" style:font-name-complex="Tahoma1" style:font-size-complex="9pt" style:font-weight-complex="normal"/>
    </style:style>
    <style:style style:name="P65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weight="normal" officeooo:rsid="0027a8b3" officeooo:paragraph-rsid="00699d1c" style:font-size-asian="9pt" style:font-weight-asian="normal" style:font-name-complex="Tahoma1" style:font-size-complex="9pt" style:font-weight-complex="normal"/>
    </style:style>
    <style:style style:name="P66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style="normal" style:text-underline-style="none" fo:font-weight="normal" officeooo:rsid="0028f368" officeooo:paragraph-rsid="0028f368" style:font-size-asian="9pt" style:font-style-asian="normal" style:font-weight-asian="normal" style:font-name-complex="Tahoma1" style:font-size-complex="9pt" style:font-style-complex="normal" style:font-weight-complex="normal"/>
    </style:style>
    <style:style style:name="P67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rsid="0027b859" officeooo:paragraph-rsid="0027b859"/>
    </style:style>
    <style:style style:name="P68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rsid="0029c4b2" officeooo:paragraph-rsid="010fe36e"/>
    </style:style>
    <style:style style:name="T1" style:family="text">
      <style:text-properties fo:font-size="10pt" officeooo:rsid="0003673e" style:font-size-asian="10pt" style:font-weight-asian="bold" style:font-size-complex="10pt" style:font-weight-complex="bold"/>
    </style:style>
    <style:style style:name="T2" style:family="text">
      <style:text-properties fo:font-size="10pt" fo:font-weight="normal" officeooo:rsid="00c410b7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 officeooo:rsid="00bfb195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 officeooo:rsid="00c410b7"/>
    </style:style>
    <style:style style:name="T6" style:family="text">
      <style:text-properties fo:font-variant="normal" fo:text-transform="none" fo:color="#222222" style:font-name="arial" fo:font-size="10pt" fo:letter-spacing="normal" fo:font-style="normal" fo:font-weight="normal" officeooo:rsid="0003673e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222222" style:font-name="arial" fo:font-size="10pt" fo:letter-spacing="normal" fo:font-style="normal" officeooo:rsid="00d552ba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222222" fo:font-size="10pt" fo:letter-spacing="normal" fo:font-style="normal" officeooo:rsid="0003673e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222222" fo:font-size="10pt" fo:letter-spacing="normal" fo:font-style="normal" fo:font-weight="normal" officeooo:rsid="0003673e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252525" fo:font-size="9pt" fo:letter-spacing="normal" fo:font-style="normal" style:text-underline-style="none" fo:font-weight="bold" officeooo:rsid="002a3cb8" style:font-size-asian="9pt" style:font-weight-asian="bold" style:font-name-complex="Tahoma1" style:font-size-complex="9pt" style:font-weight-complex="bold"/>
    </style:style>
    <style:style style:name="T11" style:family="text">
      <style:text-properties fo:font-variant="normal" fo:text-transform="none" fo:color="#252525" fo:font-size="9pt" fo:letter-spacing="normal" fo:font-style="normal" style:text-underline-style="none" fo:font-weight="bold" officeooo:rsid="003d1745" style:font-size-asian="9pt" style:font-weight-asian="bold" style:font-name-complex="Tahoma1" style:font-size-complex="9pt" style:font-weight-complex="bold"/>
    </style:style>
    <style:style style:name="T12" style:family="text">
      <style:text-properties fo:font-variant="normal" fo:text-transform="none" fo:color="#252525" fo:font-size="9pt" fo:letter-spacing="normal" fo:font-style="normal" style:text-underline-style="none" fo:font-weight="normal" style:font-size-asian="9pt" style:font-weight-asian="normal" style:font-name-complex="Tahoma1" style:font-size-complex="9pt" style:font-weight-complex="normal"/>
    </style:style>
    <style:style style:name="T13" style:family="text">
      <style:text-properties fo:font-variant="normal" fo:text-transform="none" fo:color="#252525" fo:font-size="9pt" fo:letter-spacing="normal" fo:font-style="normal" style:text-underline-style="none" fo:font-weight="normal" officeooo:rsid="0033e484" style:font-size-asian="9pt" style:font-weight-asian="normal" style:font-name-complex="Tahoma1" style:font-size-complex="9pt" style:font-weight-complex="normal"/>
    </style:style>
    <style:style style:name="T14" style:family="text">
      <style:text-properties fo:font-variant="normal" fo:text-transform="none" fo:color="#252525" fo:font-size="9pt" fo:letter-spacing="normal" fo:font-style="normal" style:text-underline-style="none" fo:font-weight="normal" officeooo:rsid="003664cd" style:font-size-asian="9pt" style:font-weight-asian="normal" style:font-name-complex="Tahoma1" style:font-size-complex="9pt" style:font-weight-complex="normal"/>
    </style:style>
    <style:style style:name="T15" style:family="text">
      <style:text-properties fo:font-variant="normal" fo:text-transform="none" fo:color="#252525" fo:font-size="9pt" fo:letter-spacing="normal" fo:font-style="normal" style:text-underline-style="none" fo:font-weight="normal" officeooo:rsid="003c41fd" style:font-size-asian="9pt" style:font-weight-asian="normal" style:font-name-complex="Tahoma1" style:font-size-complex="9pt" style:font-weight-complex="normal"/>
    </style:style>
    <style:style style:name="T16" style:family="text">
      <style:text-properties fo:font-variant="normal" fo:text-transform="none" fo:color="#252525" fo:font-size="9pt" fo:letter-spacing="normal" fo:font-style="normal" style:text-underline-style="none" fo:font-weight="normal" officeooo:rsid="00401490" style:font-size-asian="9pt" style:font-weight-asian="normal" style:font-name-complex="Tahoma1" style:font-size-complex="9pt" style:font-weight-complex="normal"/>
    </style:style>
    <style:style style:name="T17" style:family="text">
      <style:text-properties fo:font-variant="normal" fo:text-transform="none" fo:color="#252525" fo:font-size="9pt" fo:letter-spacing="normal" fo:font-style="normal" style:text-underline-style="none" fo:font-weight="normal" officeooo:rsid="005c3cbb" style:font-size-asian="9pt" style:font-weight-asian="normal" style:font-name-complex="Tahoma1" style:font-size-complex="9pt" style:font-weight-complex="normal"/>
    </style:style>
    <style:style style:name="T18" style:family="text">
      <style:text-properties fo:font-variant="normal" fo:text-transform="none" fo:color="#252525" fo:font-size="9pt" fo:letter-spacing="normal" fo:font-style="normal" style:text-underline-style="none" fo:font-weight="normal" officeooo:rsid="00384fa9" style:font-size-asian="9pt" style:font-weight-asian="normal" style:font-name-complex="Tahoma1" style:font-size-complex="9pt" style:font-weight-complex="normal"/>
    </style:style>
    <style:style style:name="T19" style:family="text">
      <style:text-properties fo:font-variant="normal" fo:text-transform="none" fo:color="#252525" fo:font-size="9pt" fo:letter-spacing="normal" fo:font-style="normal" style:text-underline-style="none" fo:font-weight="normal" officeooo:rsid="00389ebc" style:font-size-asian="9pt" style:font-weight-asian="normal" style:font-name-complex="Tahoma1" style:font-size-complex="9pt" style:font-weight-complex="normal"/>
    </style:style>
    <style:style style:name="T20" style:family="text">
      <style:text-properties fo:font-variant="normal" fo:text-transform="none" fo:color="#252525" fo:font-size="9pt" fo:letter-spacing="normal" fo:font-style="normal" style:text-underline-style="none" fo:font-weight="normal" officeooo:rsid="003a573c" style:font-size-asian="9pt" style:font-weight-asian="normal" style:font-name-complex="Tahoma1" style:font-size-complex="9pt" style:font-weight-complex="normal"/>
    </style:style>
    <style:style style:name="T21" style:family="text">
      <style:text-properties fo:font-variant="normal" fo:text-transform="none" fo:color="#252525" fo:font-size="9pt" fo:letter-spacing="normal" fo:font-style="normal" style:text-underline-style="none" fo:font-weight="normal" officeooo:rsid="006ac933" style:font-size-asian="9pt" style:font-weight-asian="normal" style:font-name-complex="Tahoma1" style:font-size-complex="9pt" style:font-weight-complex="normal"/>
    </style:style>
    <style:style style:name="T22" style:family="text">
      <style:text-properties fo:font-variant="normal" fo:text-transform="none" fo:color="#252525" fo:font-size="9pt" fo:letter-spacing="normal" fo:font-style="normal" style:text-underline-style="none" fo:font-weight="normal" officeooo:rsid="00816526" style:font-size-asian="9pt" style:font-weight-asian="normal" style:font-name-complex="Tahoma1" style:font-size-complex="9pt" style:font-weight-complex="normal"/>
    </style:style>
    <style:style style:name="T23" style:family="text">
      <style:text-properties fo:font-variant="normal" fo:text-transform="none" fo:color="#252525" fo:font-size="9pt" fo:letter-spacing="normal" fo:font-style="normal" style:text-underline-style="none" fo:font-weight="normal" officeooo:rsid="0081a35f" style:font-size-asian="9pt" style:font-weight-asian="normal" style:font-name-complex="Tahoma1" style:font-size-complex="9pt" style:font-weight-complex="normal"/>
    </style:style>
    <style:style style:name="T24" style:family="text">
      <style:text-properties fo:font-variant="normal" fo:text-transform="none" fo:color="#252525" fo:font-size="9pt" fo:letter-spacing="normal" fo:font-style="normal" style:text-underline-style="none" fo:font-weight="normal" officeooo:rsid="0082f8f9" style:font-size-asian="9pt" style:font-weight-asian="normal" style:font-name-complex="Tahoma1" style:font-size-complex="9pt" style:font-weight-complex="normal"/>
    </style:style>
    <style:style style:name="T25" style:family="text">
      <style:text-properties fo:font-variant="normal" fo:text-transform="none" fo:color="#252525" fo:font-size="9pt" fo:letter-spacing="normal" fo:font-style="normal" style:text-underline-style="none" fo:font-weight="normal" officeooo:rsid="00d40a0d" style:font-size-asian="9pt" style:font-weight-asian="normal" style:font-name-complex="Tahoma1" style:font-size-complex="9pt" style:font-weight-complex="normal"/>
    </style:style>
    <style:style style:name="T26" style:family="text">
      <style:text-properties fo:font-variant="normal" fo:text-transform="none" fo:color="#252525" fo:font-size="9pt" fo:letter-spacing="normal" fo:font-style="normal" style:text-underline-style="none" fo:font-weight="normal" officeooo:rsid="00f297e5" style:font-size-asian="9pt" style:font-weight-asian="normal" style:font-name-complex="Tahoma1" style:font-size-complex="9pt" style:font-weight-complex="normal"/>
    </style:style>
    <style:style style:name="T27" style:family="text">
      <style:text-properties fo:font-variant="normal" fo:text-transform="none" fo:color="#252525" fo:font-size="9pt" fo:letter-spacing="normal" fo:font-style="normal" style:text-underline-style="solid" style:text-underline-width="auto" style:text-underline-color="font-color" fo:font-weight="bold" officeooo:rsid="002a3cb8" style:font-size-asian="9pt" style:font-weight-asian="bold" style:font-name-complex="Tahoma1" style:font-size-complex="9pt" style:font-weight-complex="bold"/>
    </style:style>
    <style:style style:name="T28" style:family="text">
      <style:text-properties fo:font-variant="normal" fo:text-transform="none" fo:color="#252525" fo:font-size="9pt" fo:letter-spacing="normal" fo:font-style="normal" style:text-underline-style="solid" style:text-underline-width="auto" style:text-underline-color="font-color" fo:font-weight="bold" officeooo:rsid="0046fb52" style:font-size-asian="9pt" style:font-weight-asian="bold" style:font-name-complex="Tahoma1" style:font-size-complex="9pt" style:font-weight-complex="bold"/>
    </style:style>
    <style:style style:name="T29" style:family="text">
      <style:text-properties fo:font-variant="normal" fo:text-transform="none" fo:color="#252525" fo:font-size="9pt" fo:letter-spacing="normal" fo:font-style="normal" style:text-underline-style="solid" style:text-underline-width="auto" style:text-underline-color="font-color" fo:font-weight="bold" officeooo:rsid="00d9786b" style:font-size-asian="9pt" style:font-weight-asian="bold" style:font-name-complex="Tahoma1" style:font-size-complex="9pt" style:font-weight-complex="bold"/>
    </style:style>
    <style:style style:name="T30" style:family="text">
      <style:text-properties fo:font-variant="normal" fo:text-transform="none" fo:color="#252525" fo:font-size="9pt" fo:letter-spacing="normal" fo:font-style="normal" fo:font-weight="normal" style:font-size-asian="9pt" style:font-weight-asian="normal" style:font-size-complex="9pt" style:font-weight-complex="normal"/>
    </style:style>
    <style:style style:name="T31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148ce1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58705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2f7f6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33e1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73684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83e02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8b972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ab1f6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d8fa90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252525" style:font-name="Arial" fo:font-size="9pt" fo:letter-spacing="normal" fo:font-style="normal" style:text-underline-style="none" officeooo:rsid="00c03d4c" style:font-size-asian="9pt" style:font-name-complex="Tahoma1" style:font-size-complex="9pt"/>
    </style:style>
    <style:style style:name="T41" style:family="text">
      <style:text-properties fo:font-variant="normal" fo:text-transform="none" fo:color="#252525" style:font-name="Arial" fo:font-size="9pt" fo:letter-spacing="normal" fo:font-style="normal" style:text-underline-style="none" officeooo:rsid="00c66393" style:font-size-asian="9pt" style:font-name-complex="Tahoma1" style:font-size-complex="9pt"/>
    </style:style>
    <style:style style:name="T42" style:family="text">
      <style:text-properties fo:font-variant="normal" fo:text-transform="none" fo:color="#252525" style:font-name="Arial" fo:font-size="9pt" fo:letter-spacing="normal" fo:font-style="normal" style:text-underline-style="none" officeooo:rsid="00c190be" style:font-size-asian="9pt" style:font-name-complex="Tahoma1" style:font-size-complex="9pt"/>
    </style:style>
    <style:style style:name="T43" style:family="text">
      <style:text-properties fo:font-variant="normal" fo:text-transform="none" fo:color="#252525" style:font-name="Arial" fo:font-size="9pt" fo:letter-spacing="normal" fo:font-style="normal" style:text-underline-style="none" officeooo:rsid="00d15bfb" style:font-size-asian="9pt" style:font-name-complex="Tahoma1" style:font-size-complex="9pt"/>
    </style:style>
    <style:style style:name="T44" style:family="text">
      <style:text-properties fo:font-variant="normal" fo:text-transform="none" fo:color="#252525" style:font-name="Arial" fo:font-size="9pt" fo:letter-spacing="normal" fo:font-style="normal" style:text-underline-style="none" officeooo:rsid="00c07d05" style:font-size-asian="9pt" style:font-name-complex="Tahoma1" style:font-size-complex="9pt"/>
    </style:style>
    <style:style style:name="T45" style:family="text">
      <style:text-properties fo:font-variant="normal" fo:text-transform="none" fo:letter-spacing="normal" fo:font-style="normal" style:text-underline-style="none" officeooo:rsid="0045d34e" style:font-name-complex="Tahoma1"/>
    </style:style>
    <style:style style:name="T46" style:family="text">
      <style:text-properties fo:font-variant="normal" fo:text-transform="none" fo:letter-spacing="normal" fo:font-style="normal" style:text-underline-style="none" officeooo:rsid="004b8584" style:font-name-complex="Tahoma1"/>
    </style:style>
    <style:style style:name="T47" style:family="text">
      <style:text-properties fo:font-variant="normal" fo:text-transform="none" fo:letter-spacing="normal" fo:font-style="normal" style:text-underline-style="none" officeooo:rsid="004ae2df" style:font-name-complex="Tahoma1"/>
    </style:style>
    <style:style style:name="T48" style:family="text">
      <style:text-properties fo:font-variant="normal" fo:text-transform="none" fo:letter-spacing="normal" fo:font-style="normal" style:text-underline-style="none" officeooo:rsid="00d7bbff" style:font-name-complex="Tahoma1"/>
    </style:style>
    <style:style style:name="T49" style:family="text">
      <style:text-properties fo:font-variant="normal" fo:text-transform="none" fo:letter-spacing="normal" fo:font-style="normal" style:text-underline-style="none" officeooo:rsid="00d8e923" style:font-name-complex="Tahoma1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e2df" style:font-name-complex="Tahoma1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5d34e" style:font-name-complex="Tahoma1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6fb52" style:font-name-complex="Tahoma1"/>
    </style:style>
    <style:style style:name="T53" style:family="text">
      <style:text-properties fo:font-variant="normal" fo:text-transform="none" fo:letter-spacing="normal" fo:language="zxx" fo:country="none" fo:font-style="normal" style:text-underline-style="none" fo:font-weight="normal" officeooo:rsid="009bc892" style:language-asian="zxx" style:country-asian="none" style:font-weight-asian="normal" style:font-name-complex="Tahoma1" style:language-complex="zxx" style:country-complex="none" style:font-weight-complex="normal"/>
    </style:style>
    <style:style style:name="T54" style:family="text">
      <style:text-properties fo:font-variant="normal" fo:text-transform="none" fo:color="#800000" fo:font-size="10pt" fo:letter-spacing="normal" fo:font-style="normal" style:text-underline-style="none" officeooo:rsid="0077f72c" style:font-size-asian="10pt" style:font-name-complex="Tahoma1" style:font-size-complex="10pt"/>
    </style:style>
    <style:style style:name="T55" style:family="text">
      <style:text-properties fo:font-variant="normal" fo:text-transform="none" fo:color="#800000" fo:font-size="9pt" fo:letter-spacing="normal" fo:font-style="normal" style:text-underline-style="none" fo:font-weight="bold" officeooo:rsid="007fc4b8" style:font-size-asian="9pt" style:font-weight-asian="bold" style:font-name-complex="Tahoma1" style:font-size-complex="9pt" style:font-weight-complex="bold"/>
    </style:style>
    <style:style style:name="T56" style:family="text">
      <style:text-properties fo:font-variant="normal" fo:text-transform="none" fo:color="#000000" style:font-name="Arial" fo:font-size="10pt" fo:letter-spacing="normal" fo:language="en" fo:country="US" fo:font-style="normal" style:text-underline-style="solid" style:text-underline-width="auto" style:text-underline-color="font-color" fo:font-weight="bold" officeooo:rsid="00148ce1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000000" style:font-name="Arial" fo:font-size="10pt" fo:letter-spacing="normal" fo:language="en" fo:country="US" fo:font-style="normal" style:text-underline-style="solid" style:text-underline-width="auto" style:text-underline-color="font-color" fo:font-weight="bold" officeooo:rsid="00c73684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name-complex="Tahoma1" style:font-weight-complex="bold"/>
    </style:style>
    <style:style style:name="T5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9f75af" style:font-weight-asian="bold" style:font-name-complex="Tahoma1" style:font-weight-complex="bold"/>
    </style:style>
    <style:style style:name="T6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106840b" style:font-weight-asian="bold" style:font-name-complex="Tahoma1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style:text-blinking="false" style:font-size-asian="10pt" style:font-size-complex="10pt"/>
    </style:style>
    <style:style style:name="T62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officeooo:rsid="00a8149d" style:text-blinking="false" style:font-size-asian="10pt" style:font-size-complex="10pt"/>
    </style:style>
    <style:style style:name="T63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officeooo:rsid="00d11c5b" style:text-blinking="false" style:font-size-asian="10pt" style:font-size-complex="10pt"/>
    </style:style>
    <style:style style:name="T64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officeooo:rsid="00bc82c4" style:text-blinking="false" style:font-size-asian="10pt" style:font-size-complex="10pt"/>
    </style:style>
    <style:style style:name="T65" style:family="text">
      <style:text-properties fo:font-variant="normal" fo:text-transform="none" fo:color="#000080" fo:font-size="10pt" fo:letter-spacing="normal" fo:language="zxx" fo:country="none" fo:font-style="normal" style:text-underline-style="solid" style:text-underline-width="auto" style:text-underline-color="font-color" fo:font-weight="normal" officeooo:rsid="00c2b25d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T66" style:family="text">
      <style:text-properties fo:font-variant="normal" fo:text-transform="none" fo:color="#000080" fo:font-size="10pt" fo:letter-spacing="normal" fo:language="zxx" fo:country="none" fo:font-style="normal" style:text-underline-style="none" fo:font-weight="normal" officeooo:rsid="00c2b25d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T67" style:family="text">
      <style:text-properties fo:font-weight="normal" officeooo:rsid="00050d94" style:font-weight-asian="normal" style:font-weight-complex="normal"/>
    </style:style>
    <style:style style:name="T68" style:family="text">
      <style:text-properties fo:font-weight="normal" officeooo:rsid="00c5926c" style:font-weight-asian="normal" style:font-weight-complex="normal"/>
    </style:style>
    <style:style style:name="T69" style:family="text">
      <style:text-properties officeooo:rsid="00050d94"/>
    </style:style>
    <style:style style:name="T70" style:family="text">
      <style:text-properties officeooo:rsid="0008e240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148ce1"/>
    </style:style>
    <style:style style:name="T73" style:family="text">
      <style:text-properties style:text-underline-style="solid" style:text-underline-width="auto" style:text-underline-color="font-color" officeooo:rsid="00179293"/>
    </style:style>
    <style:style style:name="T74" style:family="text">
      <style:text-properties style:text-underline-style="solid" style:text-underline-width="auto" style:text-underline-color="font-color" officeooo:rsid="00d72725"/>
    </style:style>
    <style:style style:name="T75" style:family="text">
      <style:text-properties officeooo:rsid="001b06af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4dfc36"/>
    </style:style>
    <style:style style:name="T78" style:family="text">
      <style:text-properties style:text-underline-style="none" officeooo:rsid="004e2b4d"/>
    </style:style>
    <style:style style:name="T79" style:family="text">
      <style:text-properties style:text-underline-style="none" officeooo:rsid="005276f1"/>
    </style:style>
    <style:style style:name="T80" style:family="text">
      <style:text-properties style:text-underline-style="none" officeooo:rsid="0053fb63"/>
    </style:style>
    <style:style style:name="T81" style:family="text">
      <style:text-properties style:text-underline-style="none" officeooo:rsid="00558369"/>
    </style:style>
    <style:style style:name="T82" style:family="text">
      <style:text-properties style:text-underline-style="none" officeooo:rsid="0057e26f"/>
    </style:style>
    <style:style style:name="T83" style:family="text">
      <style:text-properties style:text-underline-style="none" officeooo:rsid="00d37fc4"/>
    </style:style>
    <style:style style:name="T84" style:family="text">
      <style:text-properties style:text-underline-style="none" style:font-style-asian="normal" style:font-style-complex="normal"/>
    </style:style>
    <style:style style:name="T85" style:family="text">
      <style:text-properties style:text-underline-style="none" fo:font-weight="bold" officeooo:rsid="0071438e" style:font-style-asian="normal" style:font-weight-asian="bold" style:font-style-complex="normal" style:font-weight-complex="bold"/>
    </style:style>
    <style:style style:name="T86" style:family="text">
      <style:text-properties style:text-underline-style="none" officeooo:rsid="00e6433a"/>
    </style:style>
    <style:style style:name="T87" style:family="text">
      <style:text-properties style:text-underline-style="none" officeooo:rsid="00eb11cf"/>
    </style:style>
    <style:style style:name="T88" style:family="text">
      <style:text-properties style:text-underline-style="none" officeooo:rsid="00f13e48"/>
    </style:style>
    <style:style style:name="T89" style:family="text">
      <style:text-properties style:text-underline-style="none" officeooo:rsid="00f6af92"/>
    </style:style>
    <style:style style:name="T90" style:family="text">
      <style:text-properties style:text-underline-style="none" officeooo:rsid="00faa473"/>
    </style:style>
    <style:style style:name="T91" style:family="text">
      <style:text-properties style:text-underline-style="none" officeooo:rsid="00fe5284"/>
    </style:style>
    <style:style style:name="T92" style:family="text">
      <style:text-properties style:text-underline-style="none" officeooo:rsid="010b2030"/>
    </style:style>
    <style:style style:name="T93" style:family="text">
      <style:text-properties style:text-underline-style="none" officeooo:rsid="0113037e"/>
    </style:style>
    <style:style style:name="T94" style:family="text">
      <style:text-properties style:text-underline-style="none" officeooo:rsid="01147418"/>
    </style:style>
    <style:style style:name="T95" style:family="text">
      <style:text-properties style:text-underline-style="none" officeooo:rsid="0115d3dc"/>
    </style:style>
    <style:style style:name="T96" style:family="text">
      <style:text-properties officeooo:rsid="004b8584"/>
    </style:style>
    <style:style style:name="T97" style:family="text">
      <style:text-properties officeooo:rsid="004f2e5e"/>
    </style:style>
    <style:style style:name="T98" style:family="text">
      <style:text-properties fo:font-size="9pt" fo:font-weight="bold" officeooo:rsid="001c8d88" style:font-size-asian="9pt" style:font-weight-asian="bold" style:font-size-complex="9pt" style:font-weight-complex="bold"/>
    </style:style>
    <style:style style:name="T99" style:family="text">
      <style:text-properties fo:font-size="9pt" fo:font-weight="bold" officeooo:rsid="0021c653" style:font-size-asian="9pt" style:font-weight-asian="bold" style:font-size-complex="9pt" style:font-weight-complex="bold"/>
    </style:style>
    <style:style style:name="T100" style:family="text">
      <style:text-properties fo:font-size="9pt" fo:font-weight="bold" officeooo:rsid="0050dfcd" style:font-size-asian="9pt" style:font-weight-asian="bold" style:font-size-complex="9pt" style:font-weight-complex="bold"/>
    </style:style>
    <style:style style:name="T101" style:family="text">
      <style:text-properties fo:font-size="9pt" fo:font-weight="bold" officeooo:rsid="003ea315" style:font-size-asian="9pt" style:font-weight-asian="bold" style:font-size-complex="9pt" style:font-weight-complex="bold"/>
    </style:style>
    <style:style style:name="T102" style:family="text">
      <style:text-properties fo:font-size="9pt" style:text-underline-style="solid" style:text-underline-width="auto" style:text-underline-color="font-color" fo:font-weight="bold" officeooo:rsid="001c8d88" style:font-size-asian="9pt" style:font-weight-asian="bold" style:font-name-complex="Tahoma1" style:font-size-complex="9pt" style:font-weight-complex="bold"/>
    </style:style>
    <style:style style:name="T103" style:family="text">
      <style:text-properties fo:font-size="9pt" style:text-underline-style="solid" style:text-underline-width="auto" style:text-underline-color="font-color" fo:font-weight="bold" officeooo:rsid="001faeed" style:font-size-asian="9pt" style:font-weight-asian="bold" style:font-name-complex="Tahoma1" style:font-size-complex="9pt" style:font-weight-complex="bold"/>
    </style:style>
    <style:style style:name="T104" style:family="text">
      <style:text-properties fo:font-size="9pt" style:text-underline-style="solid" style:text-underline-width="auto" style:text-underline-color="font-color" fo:font-weight="bold" officeooo:rsid="00200719" style:font-size-asian="9pt" style:font-weight-asian="bold" style:font-name-complex="Tahoma1" style:font-size-complex="9pt" style:font-weight-complex="bold"/>
    </style:style>
    <style:style style:name="T105" style:family="text">
      <style:text-properties fo:font-size="9pt" fo:font-weight="normal" style:font-size-asian="9pt" style:font-weight-asian="normal" style:font-name-complex="Tahoma1" style:font-size-complex="9pt" style:font-weight-complex="normal"/>
    </style:style>
    <style:style style:name="T106" style:family="text">
      <style:text-properties fo:font-size="9pt" fo:font-weight="normal" officeooo:rsid="0022f264" style:font-size-asian="9pt" style:font-weight-asian="normal" style:font-name-complex="Tahoma1" style:font-size-complex="9pt" style:font-weight-complex="normal"/>
    </style:style>
    <style:style style:name="T107" style:family="text">
      <style:text-properties fo:font-size="9pt" fo:font-weight="normal" officeooo:rsid="0023302f" style:font-size-asian="9pt" style:font-weight-asian="normal" style:font-name-complex="Tahoma1" style:font-size-complex="9pt" style:font-weight-complex="normal"/>
    </style:style>
    <style:style style:name="T108" style:family="text">
      <style:text-properties fo:font-size="9pt" fo:font-weight="normal" officeooo:rsid="002390d0" style:font-size-asian="9pt" style:font-weight-asian="normal" style:font-name-complex="Tahoma1" style:font-size-complex="9pt" style:font-weight-complex="normal"/>
    </style:style>
    <style:style style:name="T109" style:family="text">
      <style:text-properties fo:font-size="9pt" fo:font-weight="normal" officeooo:rsid="0028f368" style:font-size-asian="9pt" style:font-weight-asian="normal" style:font-name-complex="Tahoma1" style:font-size-complex="9pt" style:font-weight-complex="normal"/>
    </style:style>
    <style:style style:name="T110" style:family="text">
      <style:text-properties fo:font-size="9pt" fo:font-weight="normal" officeooo:rsid="00609132" style:font-size-asian="9pt" style:font-weight-asian="normal" style:font-name-complex="Tahoma1" style:font-size-complex="9pt" style:font-weight-complex="normal"/>
    </style:style>
    <style:style style:name="T111" style:family="text">
      <style:text-properties fo:font-size="9pt" fo:font-weight="normal" officeooo:rsid="00618a25" style:font-size-asian="9pt" style:font-weight-asian="normal" style:font-name-complex="Tahoma1" style:font-size-complex="9pt" style:font-weight-complex="normal"/>
    </style:style>
    <style:style style:name="T112" style:family="text">
      <style:text-properties fo:font-size="9pt" fo:font-weight="normal" officeooo:rsid="006fd8af" style:font-size-asian="9pt" style:font-weight-asian="normal" style:font-name-complex="Tahoma1" style:font-size-complex="9pt" style:font-weight-complex="normal"/>
    </style:style>
    <style:style style:name="T113" style:family="text">
      <style:text-properties fo:font-size="9pt" fo:font-weight="normal" officeooo:rsid="0088ffb0" style:font-size-asian="9pt" style:font-weight-asian="normal" style:font-name-complex="Tahoma1" style:font-size-complex="9pt" style:font-weight-complex="normal"/>
    </style:style>
    <style:style style:name="T114" style:family="text">
      <style:text-properties fo:font-size="9pt" fo:font-weight="normal" officeooo:rsid="0089e1ce" style:font-size-asian="9pt" style:font-weight-asian="normal" style:font-name-complex="Tahoma1" style:font-size-complex="9pt" style:font-weight-complex="normal"/>
    </style:style>
    <style:style style:name="T115" style:family="text">
      <style:text-properties fo:font-size="9pt" fo:font-style="normal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6" style:family="text">
      <style:text-properties fo:font-size="9pt" fo:font-style="normal" style:text-underline-style="none" fo:font-weight="normal" officeooo:rsid="002a1b30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7" style:family="text">
      <style:text-properties fo:font-size="9pt" fo:font-style="normal" style:text-underline-style="none" fo:font-weight="normal" officeooo:rsid="006c994d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8" style:family="text">
      <style:text-properties fo:font-size="9pt" fo:font-style="normal" style:text-underline-style="none" fo:font-weight="normal" officeooo:rsid="006d523a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9" style:family="text">
      <style:text-properties fo:font-size="9pt" fo:font-style="normal" style:text-underline-style="none" fo:font-weight="normal" officeooo:rsid="006fd8a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20" style:family="text">
      <style:text-properties fo:font-size="9pt" fo:font-style="normal" style:text-underline-style="none" fo:font-weight="normal" officeooo:rsid="007732d8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21" style:family="text">
      <style:text-properties fo:font-size="9pt" fo:font-style="normal" style:text-underline-style="none" fo:font-weight="normal" officeooo:rsid="010fe36e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22" style:family="text">
      <style:text-properties fo:font-size="9pt" style:text-underline-style="none" fo:font-weight="bold" officeooo:rsid="00200719" style:font-size-asian="9pt" style:font-weight-asian="bold" style:font-name-complex="Tahoma1" style:font-size-complex="9pt" style:font-weight-complex="bold"/>
    </style:style>
    <style:style style:name="T123" style:family="text">
      <style:text-properties officeooo:rsid="0063272d"/>
    </style:style>
    <style:style style:name="T124" style:family="text">
      <style:text-properties fo:color="#800000" fo:font-size="10pt" style:text-underline-style="none" fo:font-weight="bold" officeooo:rsid="00609132" style:font-size-asian="10pt" style:font-weight-asian="bold" style:font-name-complex="Tahoma1" style:font-size-complex="10pt" style:font-weight-complex="bold"/>
    </style:style>
    <style:style style:name="T125" style:family="text">
      <style:text-properties fo:color="#800000" fo:font-size="10pt" fo:font-weight="bold" officeooo:rsid="0077f72c" style:font-size-asian="10pt" style:font-weight-asian="bold" style:font-size-complex="10pt" style:font-weight-complex="bold"/>
    </style:style>
    <style:style style:name="T126" style:family="text">
      <style:text-properties fo:color="#800000" fo:font-weight="bold" officeooo:rsid="007fc4b8" style:font-weight-asian="bold" style:font-weight-complex="bold"/>
    </style:style>
    <style:style style:name="T127" style:family="text">
      <style:text-properties officeooo:rsid="006ac933"/>
    </style:style>
    <style:style style:name="T128" style:family="text">
      <style:text-properties fo:font-weight="bold" officeooo:rsid="006d523a" style:font-weight-asian="bold" style:font-weight-complex="bold"/>
    </style:style>
    <style:style style:name="T129" style:family="text">
      <style:text-properties fo:font-weight="bold" officeooo:rsid="0066a1d2" style:font-weight-asian="bold" style:font-weight-complex="bold"/>
    </style:style>
    <style:style style:name="T130" style:family="text">
      <style:text-properties officeooo:rsid="00809ccd"/>
    </style:style>
    <style:style style:name="T131" style:family="text">
      <style:text-properties officeooo:rsid="008ca7e2"/>
    </style:style>
    <style:style style:name="T132" style:family="text">
      <style:text-properties style:font-name="Arial" officeooo:rsid="008ca7e2"/>
    </style:style>
    <style:style style:name="T133" style:family="text">
      <style:text-properties fo:color="#000000" fo:font-size="10pt" officeooo:rsid="00a6e5e9" style:font-size-asian="10pt" style:font-size-complex="10pt"/>
    </style:style>
    <style:style style:name="T134" style:family="text">
      <style:text-properties fo:color="#000000" fo:font-size="10pt" officeooo:rsid="00c00fb1" style:font-size-asian="10pt" style:font-size-complex="10pt"/>
    </style:style>
    <style:style style:name="T135" style:family="text">
      <style:text-properties officeooo:rsid="00a60d93"/>
    </style:style>
    <style:style style:name="T136" style:family="text">
      <style:text-properties officeooo:rsid="00ecfa92"/>
    </style:style>
    <style:style style:name="T137" style:family="text">
      <style:text-properties officeooo:rsid="00efb909"/>
    </style:style>
    <style:style style:name="T138" style:family="text">
      <style:text-properties officeooo:rsid="00f1fbc2"/>
    </style:style>
    <style:style style:name="T139" style:family="text">
      <style:text-properties officeooo:rsid="00f7330e"/>
    </style:style>
    <style:style style:name="T140" style:family="text">
      <style:text-properties officeooo:rsid="010dbc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64in" fo:text-indent="-0.252in" fo:margin-left="0.523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BILO HERVE</text:p>
      <text:p text:style-name="P30"><text:span text:style-name="T137">WEB </text:span>DEVELOPER</text:p>
      <text:p text:style-name="P2"><text:span text:style-name="T1">Adresse:<text:tab/></text:span><text:span text:style-name="T2">273 Avenue Rogier</text:span><text:span text:style-name="T3">, <text:s/></text:span><text:span text:style-name="T5">1030</text:span><text:span text:style-name="T4"> </text:span><text:span text:style-name="T5">Bruxelles</text:span><text:span text:style-name="T6"><text:tab/><text:tab/> <text:s text:c="19"/></text:span><text:span text:style-name="T7">D</text:span><text:span text:style-name="T8">ate of bitrh: <text:s text:c="2"/></text:span><text:span text:style-name="T9">22/07/1984</text:span></text:p>
      <text:p text:style-name="P3">Telephone: <text:tab/><text:span text:style-name="T67">0</text:span><text:span text:style-name="T68">465440483</text:span><text:tab/><text:tab/><text:span text:style-name="T69">Email: </text:span><text:a xlink:type="simple" xlink:href="mailto:herve.mb@outlook.com"><text:span text:style-name="T67">herve.mb@outlook.com</text:span></text:a><text:span text:style-name="T67"><text:tab/><text:tab/>Nationality:<text:tab/>French</text:span></text:p>
      <text:p text:style-name="P3"/>
      <text:p text:style-name="P27">ACADEMIC QUALIFICATIONS</text:p>
      <text:p text:style-name="P28"><text:span text:style-name="T133">200</text:span><text:span text:style-name="T134">4</text:span><text:span text:style-name="T133">: </text:span><text:span text:style-name="T61">Baccalauréat </text:span><text:span text:style-name="T64">( A level) </text:span><text:span text:style-name="T61">– </text:span><text:span text:style-name="T62">Jacques Cartier, </text:span><text:span text:style-name="T63">High School</text:span><text:span text:style-name="T62"> – Saint Malo.</text:span></text:p>
      <text:p text:style-name="P25"/>
      <text:p text:style-name="P4">20<text:span text:style-name="T75">10 </text:span>- 2012: <text:span text:style-name="T70">Isart Digital – video game and 3D animation/VFX school(Paris 7511)</text:span></text:p>
      <text:p text:style-name="P8">Game design and programming degree(equivalent to bachelors information technology degree).</text:p>
      <text:p text:style-name="P8"/>
      <text:p text:style-name="P6">July 2014 – December 2014 – <text:s/><text:span text:style-name="T135">Certificat VFX software programming C++ and Python Online courses on Digital tutors, Fxhd and Coursera.</text:span></text:p>
      <text:p text:style-name="P5"/>
      <text:p text:style-name="P29">WORK EXPERIENCE</text:p>
      <text:p text:style-name="P32"><text:span text:style-name="T56">Corporal </text:span><text:span text:style-name="T31">, 3 th Engeneer Regiment <text:tab/><text:tab/><text:tab/> <text:s text:c="9"/>November 200</text:span><text:span text:style-name="T32">5 </text:span><text:span text:style-name="T31">– Nov</text:span><text:span text:style-name="T33">ember 201</text:span><text:span text:style-name="T34">0 </text:span></text:p>
      <text:list xml:id="list6576557041538823227" text:style-name="L1">
        <text:list-item>
          <text:p text:style-name="P37"><text:span text:style-name="T40">In </text:span><text:span text:style-name="T41">the </text:span><text:span text:style-name="T40">French Army as a Corporal </text:span><text:span text:style-name="T42">In a team of </text:span><text:span text:style-name="T43">computer</text:span><text:span text:style-name="T42"> maintenance </text:span><text:span text:style-name="T43">and </text:span><text:span text:style-name="T44">network</text:span><text:span text:style-name="T43"> engeneer</text:span><text:span text:style-name="T42">.</text:span></text:p>
        </text:list-item>
      </text:list>
      <text:p text:style-name="P18"/>
      <text:p text:style-name="P7"><text:span text:style-name="T71">Web Developer, </text:span><text:span text:style-name="T72">FHM Solution - </text:span><text:span text:style-name="T74">SSII</text:span><text:span text:style-name="T72">( </text:span><text:span text:style-name="T73">IT Consulting</text:span><text:span text:style-name="T72">) <text:s text:c="36"/>September 2012 – July 2014</text:span></text:p>
      <text:p text:style-name="P9"><text:a xlink:type="simple" xlink:href="http://www.fhmsolutions.com/">http://www.fhmsolutions.com/</text:a></text:p>
      <text:p text:style-name="P9"/>
      <text:p text:style-name="P14"><text:span text:style-name="T98">PHP </text:span><text:span text:style-name="T99">5 </text:span><text:span text:style-name="T100">OOP</text:span><text:span text:style-name="T98"> and Symfony 2 </text:span><text:span text:style-name="T101">developer</text:span><text:span text:style-name="T98">, </text:span><text:span text:style-name="T102">Erdf-ecometering – </text:span><text:span text:style-name="T103">La Defense, </text:span><text:span text:style-name="T104">92800</text:span><text:span text:style-name="T122"><text:tab/></text:span><text:span text:style-name="T124">AREA OF EXPERTISE</text:span></text:p>
      <text:p text:style-name="P31"/>
      <text:list xml:id="list850395863561325876" text:style-name="L2">
        <text:list-item>
          <text:p text:style-name="P61"><text:span text:style-name="T106">Developing a Donut chart for a </text:span><text:span text:style-name="T107">visio device </text:span><text:span text:style-name="T108">with chartDirector</text:span><text:span text:style-name="T107">.<text:tab/><text:tab/><text:tab/></text:span><text:span text:style-name="T110">Web developing/ programming</text:span></text:p>
        </text:list-item>
        <text:list-item>
          <text:p text:style-name="P62"><text:span text:style-name="T107">C</text:span><text:span text:style-name="T105">reating a new Symfony bundle for the visio.<text:tab/><text:tab/><text:tab/><text:tab/><text:tab/></text:span><text:span text:style-name="T112">TWIG</text:span><text:span text:style-name="T111">, </text:span><text:span text:style-name="T112">AJAX, </text:span><text:span text:style-name="T113">xHtml, C</text:span><text:span text:style-name="T114">ss,</text:span></text:p>
        </text:list-item>
        <text:list-item>
          <text:p text:style-name="P63">Creating the entity mapping and services for use within few separate apps.<text:tab/><text:span text:style-name="T123">CMS Wordpress</text:span></text:p>
        </text:list-item>
        <text:list-item>
          <text:p text:style-name="P64">Unit Testing with PHPUnit.<text:tab/><text:tab/><text:tab/><text:tab/><text:tab/><text:tab/><text:tab/><text:span text:style-name="T129">Object Oriented Languages:</text:span></text:p>
        </text:list-item>
        <text:list-item>
          <text:p text:style-name="P65">Developing a GUI in Symfony2.<text:tab/><text:tab/><text:tab/><text:tab/><text:tab/><text:tab/><text:span text:style-name="T127">PHP 5, Symfony2, Python, </text:span></text:p>
        </text:list-item>
        <text:list-item>
          <text:p text:style-name="P67"><text:span text:style-name="T105">Developing a twig template for <text:s/></text:span><text:span text:style-name="T109">the </text:span><text:span text:style-name="T115">GUI.<text:tab/><text:tab/><text:tab/><text:tab/><text:tab/></text:span><text:span text:style-name="T117">Javascript-Jquery, JSON</text:span></text:p>
        </text:list-item>
        <text:list-item>
          <text:p text:style-name="P66"><text:span text:style-name="T97">Creating</text:span> the symfony controllers and routes <text:tab/><text:tab/><text:tab/><text:tab/><text:tab/><text:span text:style-name="T128">DBMSs:</text:span></text:p>
        </text:list-item>
        <text:list-item>
          <text:p text:style-name="P68"><text:span text:style-name="T116">A</text:span><text:span text:style-name="T115">llocation of data in the GUI.</text:span></text:p>
        </text:list-item>
        <text:list-item>
          <text:p text:style-name="P68"><text:span text:style-name="T121">Building using twig a HCI for a application Interface <text:s/></text:span><text:span text:style-name="T115"><text:tab/><text:tab/><text:tab/><text:tab/></text:span><text:span text:style-name="T118">MYSQ</text:span><text:span text:style-name="T119">L</text:span><text:span text:style-name="T118">, </text:span><text:span text:style-name="T120">MongoDB</text:span></text:p>
        </text:list-item>
      </text:list>
      <text:p text:style-name="P36"><text:span text:style-name="T84"><text:tab/><text:tab/><text:tab/><text:tab/><text:tab/><text:tab/><text:tab/><text:tab/><text:tab/><text:tab/></text:span><text:span text:style-name="T85">ORM:</text:span></text:p>
      <text:p text:style-name="P13"><text:span text:style-name="T10">PHP 5 </text:span><text:span text:style-name="T11">and </text:span><text:span text:style-name="T10">mysql </text:span><text:span text:style-name="T11">developer</text:span><text:span text:style-name="T10"> , </text:span><text:span text:style-name="T27">PSYA – </text:span><text:span text:style-name="T28">Paris</text:span><text:span text:style-name="T27">, 750</text:span><text:span text:style-name="T29">0</text:span><text:span text:style-name="T27">8. </text:span><text:span text:style-name="T10"><text:tab/><text:tab/><text:tab/><text:tab/></text:span><text:span text:style-name="T26">Doctryne 2</text:span></text:p>
      <text:p text:style-name="P26"><text:a xlink:type="simple" xlink:href="https://www.psya.fr/">https://www.psya.fr/</text:a></text:p>
      <text:p text:style-name="P26"/>
      <text:list xml:id="list2858250365917272953" text:style-name="L3">
        <text:list-item>
          <text:p text:style-name="P38"><text:span text:style-name="T13">Perfomance improvement and optimization </text:span><text:span text:style-name="T14">of the NEOCASE application.<text:tab/></text:span><text:span text:style-name="T55">HOBBIES</text:span></text:p>
        </text:list-item>
        <text:list-item>
          <text:p text:style-name="P45">Working in a data analyst role and with business intelligence applications.<text:tab/><text:span text:style-name="T130">3D generalist knowledge.</text:span></text:p>
        </text:list-item>
        <text:list-item>
          <text:p text:style-name="P41"><text:span text:style-name="T14">Manipulating, cleansing &amp; processing data using </text:span><text:span text:style-name="T15">Tableau </text:span><text:span text:style-name="T16">software </text:span><text:span text:style-name="T17">and myS</text:span><text:span text:style-name="T25">QL</text:span><text:span text:style-name="T16">.<text:tab/></text:span><text:span text:style-name="T22">C</text:span><text:span text:style-name="T23">G Programing(</text:span><text:span text:style-name="T24">C</text:span><text:span text:style-name="T23">++, Python)</text:span><text:span text:style-name="T22">.</text:span></text:p>
        </text:list-item>
        <text:list-item>
          <text:p text:style-name="P39"><text:span text:style-name="T14">R</text:span><text:span text:style-name="T18">estructuring and optimization of database </text:span><text:span text:style-name="T19">queries.<text:tab/><text:tab/><text:tab/><text:tab/></text:span><text:span text:style-name="T23">A personal 3d animated short </text:span></text:p>
        </text:list-item>
        <text:list-item>
          <text:p text:style-name="P40"><text:span text:style-name="T20">Developing a </text:span><text:span text:style-name="T30">Computer telephony integration</text:span><text:span text:style-name="T20"> system in PHP and </text:span><text:span text:style-name="T21">Python</text:span><text:span text:style-name="T20">.<text:tab/></text:span><text:span text:style-name="T23">is in progress</text:span></text:p>
        </text:list-item>
        <text:list-item>
          <text:p text:style-name="P42"><text:span text:style-name="T20">Back end development and maintenance of </text:span><text:span text:style-name="T12">the NEOCASE application.</text:span></text:p>
        </text:list-item>
        <text:list-item>
          <text:p text:style-name="P46">Documenting features, technical specifications &amp; infrastructure requirements.<text:tab/><text:span text:style-name="T126">PERSONNAL SKILLS</text:span></text:p>
        </text:list-item>
        <text:list-item>
          <text:p text:style-name="P47">Developing a multilingual system for the application.<text:tab/><text:tab/><text:tab/><text:tab/><text:span text:style-name="T131">Work in linux Environments.</text:span></text:p>
        </text:list-item>
        <text:list-item>
          <text:p text:style-name="P48">Responsible for loading, extracting and validation of client data.<text:tab/><text:tab/><text:span text:style-name="T131">Good experience in MVC</text:span></text:p>
        </text:list-item>
      </text:list>
      <text:p text:style-name="P15"><text:tab/><text:tab/><text:tab/><text:tab/><text:tab/><text:tab/><text:tab/><text:tab/><text:tab/><text:tab/><text:span text:style-name="T132">Good exprience with LAMP</text:span></text:p>
      <text:p text:style-name="P16"><text:tab/></text:p>
      <text:p text:style-name="P34"><text:span text:style-name="T45">PHP 5 <text:s/></text:span><text:span text:style-name="T46">Javascript-</text:span><text:span text:style-name="T48">J</text:span><text:span text:style-name="T46">query my</text:span><text:span text:style-name="T49">SQL</text:span><text:span text:style-name="T46"> </text:span><text:span text:style-name="T45">developer, </text:span><text:span text:style-name="T50">50A</text:span><text:span text:style-name="T51"> – </text:span><text:span text:style-name="T52">Paris, 750</text:span><text:span text:style-name="T50">10</text:span><text:span text:style-name="T47"><text:tab/><text:tab/><text:tab/></text:span><text:span text:style-name="T54">References </text:span></text:p>
      <text:p text:style-name="P35"><text:a xlink:type="simple" xlink:href="http://www.50a.fr/"><text:span text:style-name="T65">http://www.50a.fr</text:span></text:a><text:span text:style-name="T65"> </text:span><text:span text:style-name="T66"><text:tab/><text:tab/><text:tab/><text:tab/><text:tab/><text:tab/><text:tab/><text:tab/></text:span><text:span text:style-name="T53">Available on request</text:span></text:p>
      <text:p text:style-name="P60"><text:tab/><text:tab/><text:tab/><text:tab/><text:tab/><text:tab/><text:tab/><text:tab/></text:p>
      <text:list xml:id="list8056910219435659320" text:style-name="L4">
        <text:list-item>
          <text:p text:style-name="P49"><text:span text:style-name="T96">Developing and <text:s/>integrating a slideShow using JS-Jquery</text:span>.</text:p>
        </text:list-item>
        <text:list-item>
          <text:p text:style-name="P49">Web integration and new JS features for Total.<text:tab/><text:tab/><text:tab/></text:p>
        </text:list-item>
        <text:list-item>
          <text:p text:style-name="P51"><text:span text:style-name="T76">Intergrating the new chart </text:span><text:span text:style-name="T77">of the web site </text:span><text:span text:style-name="T78">using xHt</text:span><text:span text:style-name="T79">l</text:span><text:span text:style-name="T78">m, CSS.</text:span></text:p>
        </text:list-item>
        <text:list-item>
          <text:p text:style-name="P50">Fixing problems encountered in the functioning of the website.<text:tab/><text:tab/><text:tab/><text:span text:style-name="T125">LANGUAGES</text:span></text:p>
        </text:list-item>
        <text:list-item>
          <text:p text:style-name="P52"><text:span text:style-name="T78">D</text:span><text:span text:style-name="T76">eveloping </text:span><text:span text:style-name="T80">a registration form using PHP 5 and wordpress<text:tab/><text:tab/><text:tab/></text:span><text:span text:style-name="T86">French - Fluent</text:span></text:p>
        </text:list-item>
        <text:list-item>
          <text:p text:style-name="P53"><text:span text:style-name="T81">Back end development and maintenance of </text:span><text:span text:style-name="T82">the form</text:span><text:span text:style-name="T81"> using PHP and MySQL. <text:s text:c="4"/></text:span><text:span text:style-name="T86">English - Intermediate</text:span></text:p>
        </text:list-item>
      </text:list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33"><text:span text:style-name="T57">Backend Developer</text:span><text:span text:style-name="T56"> </text:span><text:span text:style-name="T31">, </text:span><text:span text:style-name="T35">Market Probe, </text:span><text:span text:style-name="T39">North acton – </text:span><text:span text:style-name="T38">london</text:span><text:span text:style-name="T31"> <text:s text:c="5"/></text:span><text:span text:style-name="T36">2th February</text:span><text:span text:style-name="T31"> 20</text:span><text:span text:style-name="T36">15</text:span><text:span text:style-name="T32"> </text:span><text:span text:style-name="T31">– </text:span><text:span text:style-name="T37">28th Februar</text:span><text:span text:style-name="T38">y</text:span><text:span text:style-name="T37"> </text:span><text:span text:style-name="T33">20</text:span><text:span text:style-name="T36">15.</text:span><text:span text:style-name="T34"> </text:span></text:p>
      <text:p text:style-name="P55"/>
      <text:list xml:id="list7924890434575033060" text:style-name="L5">
        <text:list-item>
          <text:p text:style-name="P54"><text:span text:style-name="T76">Maintenance and optimization of the database using PHP and My</text:span><text:span text:style-name="T83">SQL</text:span><text:span text:style-name="T76">.</text:span></text:p>
        </text:list-item>
      </text:list>
      <text:p text:style-name="P20"/>
      <text:p text:style-name="P21">Project Eng<text:span text:style-name="T136">i</text:span>neer, Cream Consulting - <text:s/>brussel <text:tab/>29th April 2015 – <text:span text:style-name="T138">30th Oct</text:span> 2015</text:p>
      <text:p text:style-name="P23"><text:a xlink:type="simple" xlink:href="http://creamconsulting.com/Corporate/Leadership.html">http://creamconsulting.com/Corporate/Leadership.html</text:a></text:p>
      <text:p text:style-name="P23"/>
      <text:p text:style-name="P22"><text:span text:style-name="T76">P</text:span><text:span text:style-name="T90">HP5 and Symfony 2,</text:span><text:span text:style-name="T76">Developer, </text:span>Multi Pharma - <text:span text:style-name="T139">brussel</text:span></text:p>
      <text:p text:style-name="P24"><text:a xlink:type="simple" xlink:href="https://www.multipharma.be/fr/">https://www.multipharma.be/fr/</text:a></text:p>
      <text:p text:style-name="P24"/>
      <text:list xml:id="list179568976255757611" text:style-name="L6">
        <text:list-item>
          <text:p text:style-name="P56"><text:span text:style-name="T87">Contributing to the creation of <text:s/></text:span><text:span text:style-name="T92">Multipharma' s </text:span><text:span text:style-name="T89">web </text:span><text:span text:style-name="T95">aaplication</text:span><text:span text:style-name="T89"> </text:span><text:span text:style-name="T76">using Symfony </text:span><text:span text:style-name="T88">2.</text:span></text:p>
        </text:list-item>
        <text:list-item>
          <text:p text:style-name="P57"><text:span text:style-name="T88">A</text:span><text:span text:style-name="T76">ssisted in the development </text:span><text:span text:style-name="T91">of Multi pharma's new API. </text:span></text:p>
          <text:p text:style-name="P58"><text:span text:style-name="T88">D</text:span><text:span text:style-name="T91">eveloping </text:span><text:span text:style-name="T93">a membership application using Symfony 2</text:span><text:span text:style-name="T94">.</text:span></text:p>
        </text:list-item>
        <text:list-item>
          <text:p text:style-name="P59"/>
        </text:list-item>
      </text:list>
      <text:p text:style-name="P19"/>
      <text:p text:style-name="P10"><text:span text:style-name="T58">Personnal <text:s/></text:span><text:span text:style-name="T60">Work</text:span><text:span text:style-name="T59"> :</text:span></text:p>
      <text:p text:style-name="P11"/>
      <text:p text:style-name="P12"><text:tab/><text:span text:style-name="T140">Déveloping a website from scratch using Wordpress   : </text:span><text:a xlink:type="simple" xlink:href="http://rf-amenagements.com/"><text:span text:style-name="T140">http://rf-amenagements.com/</text:span></text:a></text:p>
      <text:p text:style-name="P12"><text:tab/></text:p>
      <text:p text:style-name="P44"><text:s text:c="14"/>Déveloping my porfolio website in javascript and HTML 5 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5:20:29.765263931</meta:creation-date>
    <dc:date>2015-12-04T17:51:55.484012612</dc:date>
    <meta:editing-duration>P1DT54M39S</meta:editing-duration>
    <meta:editing-cycles>282</meta:editing-cycles>
    <meta:generator>LibreOffice/4.2.8.2$Linux_X86_64 LibreOffice_project/420m0$Build-2</meta:generator>
    <meta:document-statistic meta:table-count="0" meta:image-count="0" meta:object-count="0" meta:page-count="2" meta:paragraph-count="61" meta:word-count="538" meta:character-count="3808" meta:non-whitespace-character-count="3137"/>
  </office:meta>
</office:document-meta>
</file>